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4"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</table:table-row>
        <table:table-row table:style-name="ro1"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7" office:value-type="string" calcext:value-type="string">
            <text:p>'/',</text:p>
          </table:table-cell>
        </table:table-row>
        <table:table-row table:style-name="ro1"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7" office:value-type="string" calcext:value-type="string">
            <text:p>'/',</text:p>
          </table:table-cell>
        </table:table-row>
        <table:table-row table:style-name="ro1">
          <table:table-cell table:number-columns-repeated="4"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3" office:value-type="string" calcext:value-type="string">
            <text:p>'p',</text:p>
          </table:table-cell>
          <table:table-cell table:number-columns-repeated="5" office:value-type="string" calcext:value-type="string">
            <text:p>'/',</text:p>
          </table:table-cell>
        </table:table-row>
        <table:table-row table:style-name="ro1"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7" office:value-type="string" calcext:value-type="string">
            <text:p>'/',</text:p>
          </table:table-cell>
        </table:table-row>
        <table:table-row table:style-name="ro1"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7" office:value-type="string" calcext:value-type="string">
            <text:p>'/',</text:p>
          </table:table-cell>
        </table:table-row>
        <table:table-row table:style-name="ro1"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table:number-columns-repeated="2" office:value-type="string" calcext:value-type="string">
            <text:p>'/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office:value-type="string" calcext:value-type="string">
            <text:p>'/',</text:p>
          </table:table-cell>
          <table:table-cell table:number-columns-repeated="4" office:value-type="string" calcext:value-type="string">
            <text:p>'p',</text:p>
          </table:table-cell>
          <table:table-cell table:number-columns-repeated="4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  <table:table-row table:style-name="ro1">
          <table:table-cell table:number-columns-repeated="32" office:value-type="string" calcext:value-type="string">
            <text:p>'/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20:58:12.637000000</meta:creation-date>
    <dc:date>2016-07-21T21:03:39.898000000</dc:date>
    <meta:editing-duration>PT5M27S</meta:editing-duration>
    <meta:editing-cycles>2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